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843cm"/>
    </style:style>
    <style:style style:name="Table1.B" style:family="table-column">
      <style:table-column-properties style:column-width="14.157cm"/>
    </style:style>
    <style:style style:name="Table1.A1" style:family="table-cell">
      <style:table-cell-properties style:vertical-align="middle" fo:padding-left="0cm" fo:padding-right="0.049cm" fo:padding-top="0cm" fo:padding-bottom="0.049cm" fo:border-left="none" fo:border-right="0.5pt solid #000000" fo:border-top="none" fo:border-bottom="0.5pt solid #000000"/>
    </style:style>
    <style:style style:name="Table1.B1" style:family="table-cell">
      <style:table-cell-properties style:vertical-align="middle" fo:padding-left="0cm" fo:padding-right="0cm" fo:padding-top="0cm" fo:padding-bottom="0.049cm" fo:border-left="none" fo:border-right="none" fo:border-top="none" fo:border-bottom="0.5pt solid #000000"/>
    </style:style>
    <style:style style:name="Table1.A13" style:family="table-cell">
      <style:table-cell-properties style:vertical-align="middle" fo:padding-left="0cm" fo:padding-right="0.049cm" fo:padding-top="0cm" fo:padding-bottom="0cm" fo:border-left="none" fo:border-right="0.5pt solid #000000" fo:border-top="none" fo:border-bottom="none"/>
    </style:style>
    <style:style style:name="Table1.B13" style:family="table-cell">
      <style:table-cell-properties style:vertical-align="middle" fo:padding="0.049cm" fo:border="none"/>
    </style:style>
    <style:style style:name="P1" style:family="paragraph" style:parent-style-name="Heading_20_1">
      <style:paragraph-properties fo:break-before="page"/>
      <style:text-properties officeooo:rsid="0021a5e6" officeooo:paragraph-rsid="0021a5e6"/>
    </style:style>
    <style:style style:name="P2" style:family="paragraph" style:parent-style-name="Heading_20_3">
      <style:paragraph-properties fo:break-before="page"/>
      <style:text-properties officeooo:rsid="0028fdd7" officeooo:paragraph-rsid="0028fdd7"/>
    </style:style>
    <style:style style:name="P3" style:family="paragraph" style:parent-style-name="Preformatted_20_Text">
      <style:paragraph-properties fo:margin-top="0cm" fo:margin-bottom="0.499cm" loext:contextual-spacing="false"/>
    </style:style>
    <style:style style:name="P4" style:family="paragraph" style:parent-style-name="Table_20_Contents">
      <style:paragraph-properties fo:margin-top="0cm" fo:margin-bottom="0.499cm" loext:contextual-spacing="false"/>
    </style:style>
    <style:style style:name="P5" style:family="paragraph" style:parent-style-name="Text_20_body">
      <style:text-properties officeooo:paragraph-rsid="0021a5e6"/>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officeooo:paragraph-rsid="0028fdd7"/>
    </style:style>
    <style:style style:name="P9" style:family="paragraph" style:parent-style-name="Text_20_body">
      <style:text-properties officeooo:rsid="002d38bd" officeooo:paragraph-rsid="002d38bd"/>
    </style:style>
    <style:style style:name="P10" style:family="paragraph" style:parent-style-name="Text_20_body">
      <style:text-properties officeooo:paragraph-rsid="0030039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T1" style:family="text">
      <style:text-properties style:font-name="Liberation Seri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kernel has three main jobs: to manage resources, to interface with hardware, and to provide an API that offers a useful level of abstraction to user space programs.</text:p>
      <text:p text:style-name="Standard"/>
      <text:p text:style-name="Text_20_body">Applications running in <text:span text:style-name="Strong_20_Emphasis">User space</text:span> run at a low CPU privilege level. They can do very little other than make library calls. The primary interface between the <text:span text:style-name="Strong_20_Emphasis">User space</text:span> and the <text:span text:style-name="Strong_20_Emphasis">Kernel space</text:span> is the <text:span text:style-name="Strong_20_Emphasis">C library</text:span>, which translates user level functions, such as those defined by POSIX, into kernel system calls. The system call interface uses an architecture-specific method, such as a trap or a software interrupt, to switch the CPU from low privilege user mode to high privilege kernel mode, which allows access to all memory addresses and CPU registers.</text:p>
      <text:p text:style-name="Standard"/>
      <text:p text:style-name="Text_20_body">The <text:span text:style-name="Strong_20_Emphasis">System call handler</text:span> dispatches the call to the appropriate kernel subsystem: memory allocation calls go to the memory manager, filesystem calls to the filesystem code, and so on. Some of those calls require input from the underlying hardware and will be passed down to a device driver. In some cases, the hardware itself invokes a kernel function by raising an interrupt.</text:p>
      <text:p text:style-name="Standard"/>
      <text:p text:style-name="Standard"/>
      <text:h text:style-name="P1" text:outline-level="1">Kbuild</text:h>
      <text:p text:style-name="P5"/>
      <text:p text:style-name="P5"><text:span text:style-name="Source_20_Text">Kbuild</text:span>, is a set of <text:span text:style-name="Source_20_Text">make</text:span> scripts that take the configuration information from the <text:span text:style-name="Source_20_Text">.config</text:span> file, work out the dependencies, and compile everything that is necessary to produce a kernel image containing all the statically linked components, possibly a device tree binary and possibly one or more kernel modules. </text:p>
      <text:p text:style-name="P5"/>
      <text:p text:style-name="P5">the location of physical memory might be different for each platform, and so the relocation address for the kernel (usually <text:span text:style-name="Source_20_Text">0x8000</text:span> bytes from the start of physical RAM) might also be different. The relocation address is coded into the <text:span text:style-name="Source_20_Text">uImage</text:span> header by the <text:span text:style-name="Source_20_Text">mkimage</text:span> command when the kernel is built.</text:p>
      <text:p text:style-name="P5">you give the <text:span text:style-name="Source_20_Text">LOADADDR</text:span> of the particular SoC you are hoping to boot this kernel on. You can find the load address by looking in <text:span text:style-name="Source_20_Text">mach -[your SoC]/Makefile.boot</text:span> and noting the value of <text:span text:style-name="Source_20_Text">zreladdr-y.</text:span></text:p>
      <text:p text:style-name="P5"><text:span text:style-name="Source_20_Text"><text:span text:style-name="T1">A kernel build generates two files in the top level directory: </text:span></text:span><text:span text:style-name="Source_20_Text">vmlinux</text:span><text:span text:style-name="Source_20_Text"><text:span text:style-name="T1"> and </text:span></text:span><text:span text:style-name="Source_20_Text">System.map</text:span><text:span text:style-name="Source_20_Text"><text:span text:style-name="T1">. The first, </text:span></text:span><text:span text:style-name="Source_20_Text">vmlinux</text:span><text:span text:style-name="Source_20_Text"><text:span text:style-name="T1">, is the kernel as an ELF binary. </text:span></text:span><text:span text:style-name="Source_20_Text">System.map</text:span><text:span text:style-name="Source_20_Text"><text:span text:style-name="T1"> contains the symbol table in a human readable form.</text:span></text:span></text:p>
      <text:p text:style-name="P5"><text:span text:style-name="Source_20_Text"><text:span text:style-name="T1">Most bootloaders cannot handle ELF code directly. There is a further stage of processing which takes </text:span></text:span><text:span text:style-name="Source_20_Text">vmlinux</text:span><text:span text:style-name="Source_20_Text"><text:span text:style-name="T1"> and places those binaries in </text:span></text:span><text:span text:style-name="Source_20_Text">arch/$ARCH/boot</text:span><text:span text:style-name="Source_20_Text"><text:span text:style-name="T1"> that are suitable for the various bootloaders:</text:span></text:span></text:p>
      <text:list xml:id="list937898308" text:style-name="L1">
        <text:list-item>
          <text:p text:style-name="P11"><text:span text:style-name="Source_20_Text">Image</text:span>: <text:span text:style-name="Source_20_Text">vmlinux</text:span> converted to raw binary format.</text:p>
        </text:list-item>
        <text:list-item>
          <text:p text:style-name="P11"><text:span text:style-name="Source_20_Text">zImage</text:span>: For the PowerPC architecture, this is just a compressed version of <text:span text:style-name="Source_20_Text">Image</text:span>, which implies that the bootloader must do the decompression. For all other architectures, the compressed <text:span text:style-name="Source_20_Text">Image</text:span> is piggybacked onto a stub of code that decompresses and relocates it.</text:p>
        </text:list-item>
        <text:list-item>
          <text:p text:style-name="P6"><text:span text:style-name="Source_20_Text">uImage</text:span>: <text:span text:style-name="Source_20_Text">zImage</text:span> plus a 64-byte U-Boot header.</text:p>
        </text:list-item>
      </text:list>
      <text:p text:style-name="P5"><text:span text:style-name="Source_20_Text"><text:span text:style-name="T1"/></text:span></text:p>
      <text:p text:style-name="P5"><text:span text:style-name="Source_20_Text"><text:span text:style-name="T1">The </text:span></text:span><text:span text:style-name="Source_20_Text">dtbs</text:span><text:span text:style-name="Source_20_Text"><text:span text:style-name="T1"> target builds device trees according to the rules in </text:span></text:span><text:span text:style-name="Source_20_Text">arch/$ARCH/boot/dts/Makefile</text:span><text:span text:style-name="Source_20_Text"><text:span text:style-name="T1">, using the device tree source files in that directory. The compiled </text:span></text:span><text:span text:style-name="Source_20_Text">.dtb</text:span><text:span text:style-name="Source_20_Text"><text:span text:style-name="T1"> files are generated in the same directory as the sources.</text:span></text:span></text:p>
      <text:p text:style-name="P5"><text:span text:style-name="Source_20_Text"><text:span text:style-name="T1">If you have configured some features to be built as modules, you can build them separately using the </text:span></text:span><text:span text:style-name="Source_20_Text">modules</text:span><text:span text:style-name="Source_20_Text"><text:span text:style-name="T1"> target. The compiled </text:span></text:span><text:span text:style-name="Source_20_Text">modules</text:span><text:span text:style-name="Source_20_Text"><text:span text:style-name="T1"> have a </text:span></text:span><text:span text:style-name="Source_20_Text">.ko</text:span><text:span text:style-name="Source_20_Text"><text:span text:style-name="T1"> suffix and are generated in the same directory as the source code, meaning that they are scattered all around the kernel source tree. Finding them is a little tricky, but you can use the </text:span></text:span><text:span text:style-name="Source_20_Text">modules_install make</text:span><text:span text:style-name="Source_20_Text"><text:span text:style-name="T1"> target to install them in the right place. The default location is </text:span></text:span><text:span text:style-name="Source_20_Text">/lib/modules</text:span><text:span text:style-name="Source_20_Text"><text:span text:style-name="T1"> in your development system, which is almost certainly not what you want. To install them into the staging area of your root filesystem, provide the path using </text:span></text:span><text:span text:style-name="Source_20_Text">INSTALL_MOD_PATH.</text:span></text:p>
      <text:p text:style-name="P5">Kernel modules are put into the directory <text:span text:style-name="Source_20_Text">/lib/modules/[kernel version]</text:span>, relative to the root of the filesystem.</text:p>
      <text:p text:style-name="P5"><text:soft-page-break/>There are three <text:span text:style-name="Source_20_Text">make</text:span> targets for cleaning the kernel source tree:</text:p>
      <text:list xml:id="list3148090053" text:style-name="L2">
        <text:list-item>
          <text:p text:style-name="P12"><text:span text:style-name="Source_20_Text">clean</text:span>: Removes object files and most intermediates.</text:p>
        </text:list-item>
        <text:list-item>
          <text:p text:style-name="P12"><text:span text:style-name="Source_20_Text">mrproper</text:span>: Removes all intermediate files, including the <text:span text:style-name="Source_20_Text">.config</text:span> file. Use this target to return the source tree to the state it was in immediately after cloning or extracting the source code. </text:p>
        </text:list-item>
        <text:list-item>
          <text:p text:style-name="P7"><text:span text:style-name="Source_20_Text">distclean</text:span>: This is the same as <text:span text:style-name="Source_20_Text">mrproper</text:span>, but also deletes editor backup files, patch files, and other artifacts of software development.</text:p>
        </text:list-item>
      </text:list>
      <text:p text:style-name="Text_20_body"/>
      <text:p text:style-name="Text_20_body"/>
      <text:h text:style-name="P2" text:outline-level="3">Booting</text:h>
      <text:p text:style-name="P8"/>
      <text:p text:style-name="P8">In order to transition from kernel initialization to user space, the kernel has to mount a root filesystem and execute a program in that root filesystem. This can be achieved via a ramdisk or by mounting a real filesystem on a block device. The code for all of this is in <text:span text:style-name="Source_20_Text">init/main.c</text:span>, starting with the function <text:span text:style-name="Source_20_Text">rest_init()</text:span>, which creates the first thread with PID <text:span text:style-name="Source_20_Text">1</text:span> and runs the code in <text:span text:style-name="Source_20_Text">kernel_init()</text:span>. If there is a ramdisk, it will try to execute the program <text:span text:style-name="Source_20_Text">/init</text:span>, which will take on the task of setting up the user space.</text:p>
      <text:p text:style-name="P8"/>
      <text:p text:style-name="P8">If fails to find and run <text:span text:style-name="Source_20_Text">/init</text:span>, it tries to mount a filesystem by calling the function <text:span text:style-name="Source_20_Text">prepare_namespace()</text:span> in <text:span text:style-name="Source_20_Text">init/do_mounts.c</text:span>. This requires a <text:span text:style-name="Source_20_Text">root=</text:span> command line to give the name of the block device to use for mounting, usually in the form:</text:p>
      <text:p text:style-name="P8">root=/dev/&lt;disk name&gt;&lt;partition number&gt;</text:p>
      <text:p text:style-name="P8">Or, for SD cards and eMMC:</text:p>
      <text:p text:style-name="P8">root=/dev/&lt;disk name&gt;p&lt;partition number&gt;</text:p>
      <text:p text:style-name="P8"/>
      <text:p text:style-name="P8">If the mount succeeds, it will try to execute <text:span text:style-name="Source_20_Text">/sbin/init</text:span>, followed by <text:span text:style-name="Source_20_Text">/etc/init</text:span>, <text:span text:style-name="Source_20_Text">/bin/init</text:span>, and then <text:span text:style-name="Source_20_Text">/bin/sh</text:span>, stopping at the first one that works.</text:p>
      <text:p text:style-name="P8"/>
      <text:p text:style-name="P8">The program can be overridden on the command line. For a ramdisk, use <text:span text:style-name="Source_20_Text">rdinit=</text:span>, and for a filesystem, use <text:span text:style-name="Source_20_Text">init=</text:span>.</text:p>
      <text:p text:style-name="P8"/>
      <text:p text:style-name="P8"/>
      <text:h text:style-name="Heading_20_3" text:outline-level="3">Kernel Messages</text:h>
      <text:p text:style-name="P9"/>
      <text:p text:style-name="P5">printing out useful information through liberal use of <text:span text:style-name="Source_20_Text">printk()</text:span> and similar functions.</text:p>
      <text:p text:style-name="P5"/>
      <text:p text:style-name="P5">They are first written to a buffer, <text:span text:style-name="Source_20_Text">__log_buf</text:span>, the size of which is two to the power of <text:span text:style-name="Source_20_Text">CONFIG_LOG_BUF_SHIFT</text:span>. For example, if <text:span text:style-name="Source_20_Text">CONFIG_LOG_BUF_SHIFT</text:span> is <text:span text:style-name="Source_20_Text">16</text:span>, then <text:span text:style-name="Source_20_Text">__log_buf</text:span> is 64 KiB. You can dump the entire buffer using the command <text:span text:style-name="Source_20_Text">dmesg</text:span>.</text:p>
      <text:p text:style-name="P5"/>
      <text:p text:style-name="P5">If the level of a message is less than the console log level, it is displayed on the console as well as placed in <text:span text:style-name="Source_20_Text">__log_buf</text:span>. The default console log level is <text:span text:style-name="Source_20_Text">7</text:span>, meaning that messages of level <text:span text:style-name="Source_20_Text">6</text:span> and lower are displayed, filtering out <text:span text:style-name="Source_20_Text">KERN_DEBUG</text:span>, which is level <text:span text:style-name="Source_20_Text">7</text:span>. You can change the console log <text:soft-page-break/>level in several ways, including by using the kernel parameter <text:span text:style-name="Source_20_Text">loglevel=&lt;level&gt;</text:span>, or the command <text:span text:style-name="Source_20_Text">dmesg -n &lt;level&gt;</text:span>.</text:p>
      <text:p text:style-name="P5"/>
      <text:p text:style-name="P5"/>
      <text:h text:style-name="Heading_20_3" text:outline-level="3">Kernel Command Line</text:h>
      <text:p text:style-name="P10"><text:span text:style-name="Source_20_Text"><text:span text:style-name="T1">The kernel command line is a string that is passed to the kernel by the bootloader, via the </text:span></text:span><text:span text:style-name="Source_20_Text">bootargs</text:span><text:span text:style-name="Source_20_Text"><text:span text:style-name="T1"> variable in the case of U-Boot; it can also be defined in the device tree, or set as part of the kernel configuration in </text:span></text:span><text:span text:style-name="Source_20_Text">CONFIG_CMDLINE</text:span><text:span text:style-name="Source_20_Text"><text:span text:style-name="T1">.</text:span></text:span></text:p>
      <text:p text:style-name="P10"><text:span text:style-name="Source_20_Text"><text:span text:style-name="T1"/></text:span></text:p>
      <text:p text:style-name="P10">here is a complete list in <text:span text:style-name="Source_20_Text">Documentation/kernel-parameters.txt</text:span>. Here is a smaller list of the most useful ones:</text:p>
      <table:table table:name="Table1" table:style-name="Table1">
        <table:table-column table:style-name="Table1.A"/>
        <table:table-column table:style-name="Table1.B"/>
        <table:table-row>
          <table:table-cell table:style-name="Table1.A1" office:value-type="string">
            <text:p text:style-name="P4"><text:span text:style-name="Strong_20_Emphasis">Name</text:span></text:p>
          </table:table-cell>
          <table:table-cell table:style-name="Table1.B1" office:value-type="string">
            <text:p text:style-name="P4"><text:span text:style-name="Strong_20_Emphasis">Description</text:span></text:p>
          </table:table-cell>
        </table:table-row>
        <table:table-row>
          <table:table-cell table:style-name="Table1.A1" office:value-type="string">
            <text:p text:style-name="P4"><text:span text:style-name="Source_20_Text">debug</text:span></text:p>
          </table:table-cell>
          <table:table-cell table:style-name="Table1.B1" office:value-type="string">
            <text:p text:style-name="P4">Sets the console log level to the highest level, <text:span text:style-name="Source_20_Text">8</text:span>, to ensure that you see all the kernel messages on the console.</text:p>
          </table:table-cell>
        </table:table-row>
        <table:table-row>
          <table:table-cell table:style-name="Table1.A1" office:value-type="string">
            <text:p text:style-name="P4"><text:span text:style-name="Source_20_Text">init=</text:span></text:p>
          </table:table-cell>
          <table:table-cell table:style-name="Table1.B1" office:value-type="string">
            <text:p text:style-name="P4">The init program to run from a mounted root filesystem, which defaults to <text:span text:style-name="Source_20_Text">/sbin/init</text:span>.</text:p>
          </table:table-cell>
        </table:table-row>
        <table:table-row>
          <table:table-cell table:style-name="Table1.A1" office:value-type="string">
            <text:p text:style-name="P4"><text:span text:style-name="Source_20_Text">lpj=</text:span></text:p>
          </table:table-cell>
          <table:table-cell table:style-name="Table1.B1" office:value-type="string">
            <text:p text:style-name="P4">Sets <text:span text:style-name="Source_20_Text">loops_per_jiffy</text:span> to a given constant. There is a description of the significance of this in the paragraph following this table.</text:p>
          </table:table-cell>
        </table:table-row>
        <table:table-row>
          <table:table-cell table:style-name="Table1.A1" office:value-type="string">
            <text:p text:style-name="P4"><text:span text:style-name="Source_20_Text">panic=</text:span></text:p>
          </table:table-cell>
          <table:table-cell table:style-name="Table1.B1" office:value-type="string">
            <text:p text:style-name="P4">Behavior when the kernel panics: if it is greater than zero, it gives the number of seconds before rebooting; if it is zero, it waits forever (this is the default); or if it is less than zero, it reboots without any delay.</text:p>
          </table:table-cell>
        </table:table-row>
        <table:table-row>
          <table:table-cell table:style-name="Table1.A1" office:value-type="string">
            <text:p text:style-name="P4"><text:span text:style-name="Source_20_Text">quiet</text:span></text:p>
          </table:table-cell>
          <table:table-cell table:style-name="Table1.B1" office:value-type="string">
            <text:p text:style-name="P4">Sets the console log level to , suppressing all but emergency messages. Since most devices have a serial console, it takes time to output all those strings. Consequently, reducing the number of messages using this option reduces boot time.</text:p>
          </table:table-cell>
        </table:table-row>
        <table:table-row>
          <table:table-cell table:style-name="Table1.A1" office:value-type="string">
            <text:p text:style-name="P4"><text:span text:style-name="Source_20_Text">rdinit=</text:span></text:p>
          </table:table-cell>
          <table:table-cell table:style-name="Table1.B1" office:value-type="string">
            <text:p text:style-name="P4">The init program to run from a ramdisk. It defaults to <text:span text:style-name="Source_20_Text">/init</text:span>.</text:p>
          </table:table-cell>
        </table:table-row>
        <table:table-row>
          <table:table-cell table:style-name="Table1.A1" office:value-type="string">
            <text:p text:style-name="P4"><text:span text:style-name="Source_20_Text">ro</text:span></text:p>
          </table:table-cell>
          <table:table-cell table:style-name="Table1.B1" office:value-type="string">
            <text:p text:style-name="P4">Mounts the root device as read-only. Has no effect on a ramdisk, which is always read/write.</text:p>
          </table:table-cell>
        </table:table-row>
        <table:table-row>
          <table:table-cell table:style-name="Table1.A1" office:value-type="string">
            <text:p text:style-name="P4"><text:span text:style-name="Source_20_Text">root=</text:span></text:p>
          </table:table-cell>
          <table:table-cell table:style-name="Table1.B1" office:value-type="string">
            <text:p text:style-name="P4">Device to mount the root filesystem.</text:p>
          </table:table-cell>
        </table:table-row>
        <table:table-row>
          <table:table-cell table:style-name="Table1.A1" office:value-type="string">
            <text:p text:style-name="P4"><text:span text:style-name="Source_20_Text">rootdelay=</text:span></text:p>
          </table:table-cell>
          <table:table-cell table:style-name="Table1.B1" office:value-type="string">
            <text:p text:style-name="P4">The number of seconds to wait before trying to mount the root device; defaults to zero. Useful if the device takes time to probe the hardware, but also see <text:span text:style-name="Source_20_Text">rootwait</text:span>.</text:p>
          </table:table-cell>
        </table:table-row>
        <table:table-row>
          <table:table-cell table:style-name="Table1.A1" office:value-type="string">
            <text:p text:style-name="P4"><text:span text:style-name="Source_20_Text">rootfstype=</text:span></text:p>
          </table:table-cell>
          <table:table-cell table:style-name="Table1.B1" office:value-type="string">
            <text:p text:style-name="P4">The filesystem type for the root device. In many cases, it is auto-detected during <text:soft-page-break/>mount, but it is required for <text:span text:style-name="Source_20_Text">jffs2</text:span> filesystems.</text:p>
          </table:table-cell>
        </table:table-row>
        <table:table-row>
          <table:table-cell table:style-name="Table1.A1" office:value-type="string">
            <text:p text:style-name="P4"><text:span text:style-name="Source_20_Text">rootwait</text:span></text:p>
          </table:table-cell>
          <table:table-cell table:style-name="Table1.B1" office:value-type="string">
            <text:p text:style-name="P4">Waits indefinitely for the root device to be detected. Usually necessary with mmc devices.</text:p>
          </table:table-cell>
        </table:table-row>
        <table:table-row>
          <table:table-cell table:style-name="Table1.A13" office:value-type="string">
            <text:p text:style-name="P4"><text:span text:style-name="Source_20_Text">rw</text:span></text:p>
          </table:table-cell>
          <table:table-cell table:style-name="Table1.B13" office:value-type="string">
            <text:p text:style-name="P4">Mounts the root device as read-write (default).</text:p>
          </table:table-cell>
        </table:table-row>
      </table:table>
      <text:p text:style-name="P10"/>
      <text:p text:style-name="P10">The <text:span text:style-name="Source_20_Text">lpj</text:span> parameter is often mentioned in connection with reducing the kernel boot time. During initialization, the kernel loops for approximately 250 ms to calibrate a delay loop. The value is stored in the variable <text:span text:style-name="Source_20_Text">loops_per_jiffy</text:span>, and reported like this:</text:p>
      <text:p text:style-name="P3"><text:span text:style-name="Source_20_Text">Calibrating delay loop... 996.14 BogoMIPS (lpj=4980736)</text:span></text:p>
      <text:p text:style-name="Text_20_body">If the kernel always runs on the same hardware, it will always calculate the same value. You can save 250 ms off the boot time by adding <text:span text:style-name="Source_20_Text">lpj=4980736</text:span> to the command line.</text:p>
      <text:p text:style-name="Text_20_body"/>
      <text:p text:style-name="Text_20_body"/>
      <text:p text:style-name="P10"/>
      <text:p text:style-name="P5"><text:span text:style-name="Source_20_Text"><text:span text:style-name="T1"/></text:span></text:p>
      <text:p text:style-name="P5"><text:span text:style-name="Source_20_Text"><text:span text:style-name="T1"/></text:span></text:p>
      <text:p text:style-name="P5"><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8T17:26:43.833296984</meta:creation-date>
    <meta:generator>LibreOffice/6.4.4.2$Linux_X86_64 LibreOffice_project/40$Build-2</meta:generator>
    <dc:date>2020-07-06T22:25:57.108684276</dc:date>
    <meta:editing-duration>P2DT7H55M7S</meta:editing-duration>
    <meta:editing-cycles>22</meta:editing-cycles>
    <meta:document-statistic meta:table-count="1" meta:image-count="0" meta:object-count="0" meta:page-count="6" meta:paragraph-count="63" meta:word-count="1387" meta:character-count="8271" meta:non-whitespace-character-count="6951"/>
  </office:meta>
</office:document-meta>
</file>